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9d036" officeooo:paragraph-rsid="0009d036"/>
    </style:style>
    <style:style style:name="P2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style:font-name="Times New Roman" officeooo:rsid="0009d036" officeooo:paragraph-rsid="0009d036"/>
    </style:style>
    <style:style style:name="P3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style:font-name="Times New Roman" fo:font-size="20pt" officeooo:rsid="0009d036" officeooo:paragraph-rsid="0009d036" style:font-size-asian="20pt" style:font-size-complex="20pt"/>
    </style:style>
    <style:style style:name="P4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fo:font-size="18pt" officeooo:rsid="0009d036" officeooo:paragraph-rsid="0009d036" style:font-size-asian="18pt" style:font-size-complex="18pt"/>
    </style:style>
    <style:style style:name="P5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style:font-name="Times New Roman" fo:font-size="18pt" officeooo:rsid="0009d036" officeooo:paragraph-rsid="0009d036" style:font-size-asian="18pt" style:font-size-complex="18pt"/>
    </style:style>
    <style:style style:name="P6" style:family="paragraph" style:parent-style-name="Standard">
      <style:paragraph-properties fo:margin-top="0.0398in" fo:margin-bottom="0.0398in" style:contextual-spacing="false" fo:line-height="150%" fo:text-align="center" style:justify-single-word="false"/>
      <style:text-properties style:font-name="Times New Roman" fo:font-size="15pt" officeooo:rsid="0009d036" officeooo:paragraph-rsid="0009d036" style:font-size-asian="15pt" style:font-size-complex="15pt"/>
    </style:style>
    <style:style style:name="P7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fo:font-size="15pt" officeooo:rsid="0009d036" officeooo:paragraph-rsid="0009d036" style:font-size-asian="15pt" style:font-size-complex="15pt"/>
    </style:style>
    <style:style style:name="P8" style:family="paragraph" style:parent-style-name="Standard">
      <style:paragraph-properties fo:margin-top="0.0398in" fo:margin-bottom="0.0398in" style:contextual-spacing="false" fo:line-height="150%" fo:text-align="end" style:justify-single-word="false"/>
      <style:text-properties style:font-name="Times New Roman" fo:font-size="12pt" officeooo:rsid="0009d036" officeooo:paragraph-rsid="0009d036" style:font-size-asian="12pt" style:font-size-complex="12pt"/>
    </style:style>
    <style:style style:name="P9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rsid="000c316d" officeooo:paragraph-rsid="000c316d"/>
    </style:style>
    <style:style style:name="P10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font-name="Times New Roman" officeooo:paragraph-rsid="000af951"/>
    </style:style>
    <style:style style:name="P11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rsid="0009d036" officeooo:paragraph-rsid="000af951"/>
    </style:style>
    <style:style style:name="P12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rsid="0009d036" officeooo:paragraph-rsid="0009d036"/>
    </style:style>
    <style:style style:name="P13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rsid="000af951" officeooo:paragraph-rsid="000af951"/>
    </style:style>
    <style:style style:name="P14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rsid="000c316d" officeooo:paragraph-rsid="000c316d"/>
    </style:style>
    <style:style style:name="P15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rsid="000d3a75" officeooo:paragraph-rsid="000d3a75"/>
    </style:style>
    <style:style style:name="P16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fo:font-weight="bold" officeooo:rsid="000d3a75" officeooo:paragraph-rsid="000d3a75" style:font-weight-asian="bold" style:font-weight-complex="bold"/>
    </style:style>
    <style:style style:name="P17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paragraph-rsid="0009d036"/>
    </style:style>
    <style:style style:name="P18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style:text-position="0% 100%" style:font-name="Times New Roman" officeooo:rsid="000f7ecb" officeooo:paragraph-rsid="000f7ecb"/>
    </style:style>
    <style:style style:name="P19" style:family="paragraph" style:parent-style-name="Standard">
      <style:paragraph-properties fo:margin-top="0.0398in" fo:margin-bottom="0.0398in" style:contextual-spacing="false" fo:line-height="150%" fo:text-align="start" style:justify-single-word="false"/>
      <style:text-properties officeooo:rsid="000af951" officeooo:paragraph-rsid="000af951"/>
    </style:style>
    <style:style style:name="P20" style:family="paragraph" style:parent-style-name="Standard">
      <style:paragraph-properties fo:margin-top="0.0398in" fo:margin-bottom="0.0398in" style:contextual-spacing="false" fo:line-height="150%" fo:text-align="start" style:justify-single-word="false" fo:break-before="page"/>
      <style:text-properties style:font-name="Times New Roman" fo:font-size="12pt" officeooo:rsid="0009d036" officeooo:paragraph-rsid="0009d036" style:font-size-asian="12pt" style:font-size-complex="12pt"/>
    </style:style>
    <style:style style:name="T1" style:family="text">
      <style:text-properties fo:font-size="12pt" officeooo:rsid="0009d036" style:font-size-asian="12pt" style:font-size-complex="12pt"/>
    </style:style>
    <style:style style:name="T2" style:family="text">
      <style:text-properties style:text-position="33% 80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9d036"/>
    </style:style>
    <style:style style:name="T5" style:family="text">
      <style:text-properties style:text-position="0% 100%" officeooo:rsid="000af951"/>
    </style:style>
    <style:style style:name="T6" style:family="text">
      <style:text-properties style:text-position="0% 100%" officeooo:rsid="000d3a75"/>
    </style:style>
    <style:style style:name="T7" style:family="text">
      <style:text-properties style:text-position="0% 100%" style:font-name="Times New Roman"/>
    </style:style>
    <style:style style:name="T8" style:family="text">
      <style:text-properties style:text-position="0% 100%" style:font-name="Times New Roman" fo:font-weight="bold" style:font-weight-asian="bold" style:font-weight-complex="bold"/>
    </style:style>
    <style:style style:name="T9" style:family="text">
      <style:text-properties officeooo:rsid="0010f5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/>
      <text:p text:style-name="P4"/>
      <text:p text:style-name="P6">Звіт до практичного завдання №1</text:p>
      <text:p text:style-name="P5"/>
      <text:p text:style-name="P5"/>
      <text:p text:style-name="P5">на тему:</text:p>
      <text:p text:style-name="P5">“Порівняння ефективності роботи алгоритмів сортування:</text:p>
      <text:p text:style-name="P5">Selection sort, Insertion sort, Merge sort та Shellsort”</text:p>
      <text:p text:style-name="P3"/>
      <text:p text:style-name="P6"/>
      <text:p text:style-name="P2"/>
      <text:p text:style-name="P6"/>
      <text:p text:style-name="P6"/>
      <text:p text:style-name="P6"/>
      <text:p text:style-name="P8"/>
      <text:p text:style-name="P8">Роботу виконала:</text:p>
      <text:p text:style-name="P8">Бондарець Анна-Аліна Вікторівна</text:p>
      <text:p text:style-name="P8">Група ПКН-20Б</text:p>
      <text:p text:style-name="P8"/>
      <text:p text:style-name="P7"/>
      <text:p text:style-name="P20">Завдання:</text:p>
      <text:p text:style-name="P10"><text:span text:style-name="T1">Порівняти швидкодію та кількість операцій у роботі алгоритмів Selection sort, Insertion sort, Merge sort та Shellsort у реалізації на python. Для кожного із алгоритмів потрібно провести 4 типи експериметрів із розміром вхідного масиву від </text:span>2<text:span text:style-name="T2">7</text:span> і до 2<text:span text:style-name="T2">15 </text:span><text:span text:style-name="T4">елементів, кожного разу збільшуючи попередній розмір у 2 рази</text:span><text:span text:style-name="T3">. </text:span></text:p>
      <text:p text:style-name="P11"/>
      <text:p text:style-name="P10"><text:span text:style-name="T4">Експерименти залежать від типу вхідного масиву (впорядкованості елементів) та кількості повторень. Алгоритми перевіряються на одинакових між собою в межах одного тесту масивах, </text:span><text:span text:style-name="T5">а результати зберігаються у відповідних json-файлах та python словниках. </text:span></text:p>
      <text:p text:style-name="P17"/>
      <text:p text:style-name="P12">Вхідні дані для різних типів експериментів:</text:p>
      <text:p text:style-name="P12">1. Випадком чином згенерований масив; провести 5 повторень та знайти середнє значення;</text:p>
      <text:p text:style-name="P12">2. Значення масиву відсортовані у порядку зростання; 1 повторення;</text:p>
      <text:p text:style-name="P12">3. Значення масиву відсортовані у порядку спадання; 1 повторення;</text:p>
      <text:p text:style-name="P12">4. Масив містить лише елементи із множини {1, 2, 3}, розставлені у довільному порядку; провести 3 повторення та знайти середнє значення.</text:p>
      <text:p text:style-name="P12"/>
      <text:p text:style-name="P19"><text:span text:style-name="T7">Отримані результати у відповідних json-файлах візуалізовуються за допомогою python бібліотеки та зберігаються у pdf-файлі. </text:span><text:span text:style-name="T8">Усі файли можна знайти на GitHub репозиторії за посиланням: </text:span><text:a xlink:type="simple" xlink:href="https://github.com/alorthius/algorithms-lab-1" text:style-name="Internet_20_link" text:visited-style-name="Visited_20_Internet_20_Link"><text:span text:style-name="T8">https://github.com/alorthius/algorithms-lab-1</text:span></text:a></text:p>
      <text:p text:style-name="P13"/>
      <text:p text:style-name="P14">Специфікація комп’ютера, на якому виконувалась лабораторна:</text:p>
      <text:p text:style-name="P14">CPU: <text:s/>Intel® Core™ <text:s/>i7-10510U </text:p>
      <text:p text:style-name="P15">Number of Cores / Threads: <text:s/>4 / 8</text:p>
      <text:p text:style-name="P15">Clock Rate: <text:s/>1800 – 4800 MHz</text:p>
      <text:p text:style-name="P9"><text:span text:style-name="T3">System Memory </text:span><text:span text:style-name="T6">size</text:span><text:span text:style-name="T3">: <text:s/>16GiB</text:span></text:p>
      <text:p text:style-name="P14">OS: <text:s/>Manjaro Linux</text:p>
      <text:p text:style-name="P15"><text:soft-page-break/></text:p>
      <text:p text:style-name="P15">Програмний код алгоритмів:</text:p>
      <text:p text:style-name="P15">1. Selection sort: (модуль selection_sort.py)</text:p>
      <text:p text:style-name="P15">2. Insertion sort: (модуль insertion_sort.py)</text:p>
      <text:p text:style-name="P15">3. Merge sort: (модуль merge_sort.py)</text:p>
      <text:p text:style-name="P15">4. Shellsort: (модуль shellsort.py)</text:p>
      <text:p text:style-name="P15"/>
      <text:p text:style-name="P16">Усі алгоритми були виконанні без використання for-циклів в користь використання while-циклів для покращення швидкодії коду. Із подібних міркувань, усі алгоритми були написані без використання рекурсії, надаючи перевагу ітер<text:span text:style-name="T9">а</text:span>ційному методу. </text:p>
      <text:p text:style-name="P15"/>
      <text:p text:style-name="P18">Програмний код виклику та тестування алгоритмів: (модуль calculations.py)</text:p>
      <text:p text:style-name="P18">Програмний код побудови графіків: (модуль visualisation.py)</text:p>
      <text:p text:style-name="P18"/>
      <text:p text:style-name="P18">Результати проведення тестів із відповідними графіками: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8T18:27:44.121044229</dc:date>
    <meta:editing-duration>PT16M4S</meta:editing-duration>
    <meta:editing-cycles>3</meta:editing-cycles>
    <meta:generator>LibreOffice/7.1.6.2.0$Linux_X86_64 LibreOffice_project/10$Build-2</meta:generator>
    <meta:document-statistic meta:table-count="0" meta:image-count="0" meta:object-count="0" meta:page-count="3" meta:paragraph-count="31" meta:word-count="288" meta:character-count="2215" meta:non-whitespace-character-count="1947"/>
  </office:meta>
</office:document-meta>
</file>